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80000016824794FE23926E96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Nunito Sans" svg:font-family="'Nuni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unito Sans1" svg:font-family="'Nunito Sans'" style:font-family-generic="system" style:font-pitch="variable"/>
  </office:font-face-decls>
  <office:automatic-styles>
    <style:style style:name="Table1" style:family="table">
      <style:table-properties style:width="7.0729in" fo:margin-left="-0.1889in" fo:margin-top="0in" fo:margin-bottom="0in" table:align="left"/>
    </style:style>
    <style:style style:name="Table1.A" style:family="table-column">
      <style:table-column-properties style:column-width="1.7708in"/>
    </style:style>
    <style:style style:name="Table1.B" style:family="table-column">
      <style:table-column-properties style:column-width="1.6354in"/>
    </style:style>
    <style:style style:name="Table1.C" style:family="table-column">
      <style:table-column-properties style:column-width="1.8542in"/>
    </style:style>
    <style:style style:name="Table1.D" style:family="table-column">
      <style:table-column-properties style:column-width="1.8118in"/>
    </style:style>
    <style:style style:name="Table1.1" style:family="table-row">
      <style:table-row-properties fo:keep-together="auto"/>
    </style:style>
    <style:style style:name="Table1.A1" style:family="table-cell">
      <style:table-cell-properties style:vertical-align="" fo:background-color="#f3f3f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D7"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style:font-name="Helvetica Neue" style:font-name-asian="Helvetica Neue1" style:font-name-complex="Helvetica Neue1"/>
    </style:style>
    <style:style style:name="P2" style:family="paragraph" style:parent-style-name="Standard">
      <style:paragraph-properties fo:orphans="0" fo:widows="0"/>
      <style:text-properties style:font-name="Helvetica Neue" style:font-name-asian="Helvetica Neue1" style:font-name-complex="Helvetica Neue1"/>
    </style:style>
    <style:style style:name="P3" style:family="paragraph" style:parent-style-name="Standard">
      <style:paragraph-properties fo:line-height="100%" fo:orphans="0" fo:widows="0"/>
      <style:text-properties style:font-name="Helvetica Neue" fo:font-size="10pt" style:font-name-asian="Helvetica Neue1" style:font-size-asian="10pt" style:font-name-complex="Helvetica Neue1" style:font-size-complex="10pt"/>
    </style:style>
    <style:style style:name="P4" style:family="paragraph" style:parent-style-name="Standard">
      <style:paragraph-properties fo:line-height="100%" fo:orphans="0" fo:widows="0"/>
      <style:text-properties style:font-name="Helvetica Neue" fo:font-size="12pt" style:font-name-asian="Helvetica Neue1" style:font-size-asian="12pt" style:font-name-complex="Helvetica Neue1" style:font-size-complex="12pt"/>
    </style:style>
    <style:style style:name="P5" style:family="paragraph" style:parent-style-name="Standard">
      <style:text-properties style:font-name="Helvetica Neue" fo:font-size="18pt" fo:font-weight="bold" style:font-name-asian="Helvetica Neue1" style:font-size-asian="18pt" style:font-weight-asian="bold" style:font-name-complex="Helvetica Neue1" style:font-size-complex="18pt"/>
    </style:style>
    <style:style style:name="P6" style:family="paragraph" style:parent-style-name="Standard">
      <style:text-properties style:font-name="Helvetica Neue" fo:font-weight="bold" style:font-name-asian="Helvetica Neue1" style:font-weight-asian="bold" style:font-name-complex="Helvetica Neue1"/>
    </style:style>
    <style:style style:name="P7" style:family="paragraph" style:parent-style-name="Standard">
      <style:text-properties style:font-name="Helvetica Neue" fo:font-size="14pt" fo:font-weight="bold" style:font-name-asian="Helvetica Neue1" style:font-size-asian="14pt" style:font-weight-asian="bold" style:font-name-complex="Helvetica Neue1" style:font-size-complex="14pt"/>
    </style:style>
    <style:style style:name="P8" style:family="paragraph" style:parent-style-name="Standard">
      <style:paragraph-properties fo:line-height="100%" fo:orphans="0" fo:widows="0"/>
    </style:style>
    <style:style style:name="P9" style:family="paragraph" style:parent-style-name="Standard">
      <style:text-properties style:font-name="Arial" style:font-name-asian="Arial1" style:font-name-complex="Arial1"/>
    </style:style>
    <style:style style:name="P10" style:family="paragraph" style:parent-style-name="Standard">
      <style:paragraph-properties fo:orphans="0" fo:widows="0"/>
    </style:style>
    <style:style style:name="P11" style:family="paragraph" style:parent-style-name="Standard">
      <style:paragraph-properties fo:text-align="end" style:justify-single-word="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Helvetica Neue" fo:font-size="10pt" style:font-name-asian="Helvetica Neue1" style:font-size-asian="10pt" style:font-name-complex="Helvetica Neue1" style:font-size-complex="10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Helvetica Neue" style:font-name-asian="Helvetica Neue1" style:font-name-complex="Helvetica Neue1"/>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Helvetica Neue" fo:font-size="18pt" fo:font-weight="bold" style:font-name-asian="Helvetica Neue1" style:font-size-asian="18pt" style:font-weight-asian="bold" style:font-name-complex="Helvetica Neue1" style:font-size-complex="18pt"/>
    </style:style>
    <style:style style:name="P28" style:family="paragraph" style:parent-style-name="Standard">
      <style:paragraph-properties fo:margin-left="0in" fo:margin-right="0in" fo:text-indent="0in" style:auto-text-indent="false"/>
      <style:text-properties style:font-name="Helvetica Neue" fo:font-weight="bold" style:font-name-asian="Helvetica Neue1" style:font-weight-asian="bold" style:font-name-complex="Helvetica Neue1"/>
    </style:style>
    <style:style style:name="P29" style:family="paragraph" style:parent-style-name="Standard">
      <style:paragraph-properties fo:margin-left="0in" fo:margin-right="0in" fo:text-indent="0in" style:auto-text-indent="false"/>
      <style:text-properties style:font-name="Helvetica Neue" style:font-name-asian="Helvetica Neue1" style:font-name-complex="Helvetica Neue1"/>
    </style:style>
    <style:style style:name="P30" style:family="paragraph" style:parent-style-name="Standard" style:list-style-name="WWNum2">
      <style:paragraph-properties fo:margin-left="1in" fo:margin-right="0in" fo:text-indent="-0.25in" style:auto-text-indent="false"/>
    </style:style>
    <style:style style:name="P31" style:family="paragraph" style:parent-style-name="Standard" style:list-style-name="WWNum9">
      <style:paragraph-properties fo:margin-left="1in" fo:margin-right="0in" fo:text-indent="-0.25in" style:auto-text-indent="false"/>
    </style:style>
    <style:style style:name="P32" style:family="paragraph" style:parent-style-name="Standard">
      <style:paragraph-properties fo:margin-left="0.5in" fo:margin-right="0in" fo:text-indent="0in" style:auto-text-indent="false"/>
      <style:text-properties style:font-name="Helvetica Neue" style:font-name-asian="Helvetica Neue1" style:font-name-complex="Helvetica Neue1"/>
    </style:style>
    <style:style style:name="P33" style:family="paragraph" style:parent-style-name="Heading_20_3">
      <style:paragraph-properties fo:orphans="0" fo:widows="0"/>
    </style:style>
    <style:style style:name="P34" style:family="paragraph" style:parent-style-name="Heading_20_3" style:master-page-name="Standard">
      <style:paragraph-properties fo:orphans="0" fo:widows="0" style:page-number="1"/>
    </style:style>
    <style:style style:name="P35" style:family="paragraph" style:parent-style-name="Heading_20_4">
      <style:paragraph-properties fo:margin-top="0in" fo:margin-bottom="0.139in" loext:contextual-spacing="false" fo:line-height="100%"/>
    </style:style>
    <style:style style:name="T1" style:family="text">
      <style:text-properties style:font-name="Helvetica Neue" fo:font-size="18pt" style:font-name-asian="Helvetica Neue1" style:font-size-asian="18pt" style:font-name-complex="Helvetica Neue1" style:font-size-complex="18pt"/>
    </style:style>
    <style:style style:name="T2" style:family="text">
      <style:text-properties style:font-name="Helvetica Neue" fo:font-size="18pt" fo:font-weight="bold" style:font-name-asian="Helvetica Neue1" style:font-size-asian="18pt" style:font-weight-asian="bold" style:font-name-complex="Helvetica Neue1" style:font-size-complex="18pt"/>
    </style:style>
    <style:style style:name="T3" style:family="text">
      <style:text-properties style:font-name="Helvetica Neue" style:font-name-asian="Helvetica Neue1" style:font-name-complex="Helvetica Neue1"/>
    </style:style>
    <style:style style:name="T4" style:family="text">
      <style:text-properties style:font-name="Helvetica Neue" fo:font-weight="bold" style:font-name-asian="Helvetica Neue1" style:font-weight-asian="bold" style:font-name-complex="Helvetica Neue1"/>
    </style:style>
    <style:style style:name="T5" style:family="text">
      <style:text-properties style:font-name="Helvetica Neue" fo:font-size="10pt" style:font-name-asian="Helvetica Neue1" style:font-size-asian="10pt" style:font-name-complex="Helvetica Neue1" style:font-size-complex="10pt"/>
    </style:style>
    <style:style style:name="T6" style:family="text">
      <style:text-properties style:font-name="Helvetica Neue" fo:font-size="12pt" fo:font-style="italic" style:font-name-asian="Helvetica Neue1" style:font-size-asian="12pt" style:font-style-asian="italic" style:font-name-complex="Helvetica Neue1" style:font-size-complex="12pt"/>
    </style:style>
    <style:style style:name="T7" style:family="text">
      <style:text-properties style:font-name="Helvetica Neue" style:text-underline-style="none" style:font-name-asian="Helvetica Neue1" style:font-name-complex="Helvetica Neue1"/>
    </style:style>
    <style:style style:name="T8" style:family="text">
      <style:text-properties style:font-name="Helvetica Neue" fo:font-size="14pt" fo:font-weight="bold" style:font-name-asian="Helvetica Neue1" style:font-size-asian="14pt" style:font-weight-asian="bold" style:font-name-complex="Helvetica Neue1" style:font-size-complex="14pt"/>
    </style:style>
    <style:style style:name="T9" style:family="text">
      <style:text-properties style:font-name="Helvetica Neue" fo:font-size="11pt" style:font-name-asian="Helvetica Neue1" style:font-size-asian="11pt" style:font-name-complex="Helvetica Neue1" style:font-size-complex="11pt"/>
    </style:style>
    <style:style style:name="T10" style:family="text">
      <style:text-properties fo:color="#000000" style:font-name="Helvetica Neue" style:font-name-asian="Helvetica Neue1" style:font-name-complex="Helvetica Neue1"/>
    </style:style>
    <style:style style:name="T11" style:family="text">
      <style:text-properties fo:color="#000000" style:font-name="Helvetica Neue" fo:font-size="14pt" style:font-name-asian="Helvetica Neue1" style:font-size-asian="14pt" style:font-name-complex="Helvetica Neue1" style:font-size-complex="14pt"/>
    </style:style>
    <style:style style:name="T12" style:family="text">
      <style:text-properties fo:color="#000000" style:font-name="Helvetica Neue" fo:font-size="18pt" fo:font-weight="bold" style:font-name-asian="Helvetica Neue1" style:font-size-asian="18pt" style:font-weight-asian="bold" style:font-name-complex="Helvetica Neue1" style:font-size-complex="18pt"/>
    </style:style>
    <style:style style:name="T13" style:family="text">
      <style:text-properties style:font-name="Arial" style:font-name-asian="Arial1" style:font-name-complex="Arial1"/>
    </style:style>
    <style:style style:name="T14" style:family="text">
      <style:text-properties fo:color="#1155cc" style:font-name="Helvetica Neue" style:text-underline-style="solid" style:text-underline-width="auto" style:text-underline-color="font-color" style:font-name-asian="Helvetica Neue1" style:font-name-complex="Helvetica Neue1"/>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898in, 0in, 1.614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r6gnkec9dqk7"/><text:span text:style-name="T1">Digital IT Acquisition Program Syllabus</text:span></text:p>
      <text:p text:style-name="P33"><text:bookmark text:name="_5onrkvawxmol"/><text:span text:style-name="T3">What is this course?</text:span></text:p>
      <text:p text:style-name="Standard"><text:span text:style-name="T3">The Digital IT Acquisition Professional (DITAP) initiative was created by US Digital Service (USDS) to better equip contracting professionals to handle the realities of procuring digital services in the 21st century. The initiative has resulted in the establishment of a new certification called the Federal Acquisition Certification in Contracting Core - Plus Specialization in Digital Services (FAC-C-DS).</text:span></text:p>
      <text:p text:style-name="Heading_20_3"><text:bookmark text:name="_ir5s19j9yzxa"/><text:span text:style-name="T3">Course Learning Objectives</text:span></text:p>
      <text:list xml:id="list3881830689" text:style-name="WWNum6">
        <text:list-item>
          <text:p text:style-name="P12"><text:span text:style-name="T3">Understanding of what digital services are</text:span></text:p>
        </text:list-item>
        <text:list-item>
          <text:p text:style-name="P12"><text:span text:style-name="T3">How to create a digital services project</text:span></text:p>
        </text:list-item>
        <text:list-item>
          <text:p text:style-name="P12"><text:span text:style-name="T3">How to identity roles and resources to create a digital services project</text:span></text:p>
        </text:list-item>
        <text:list-item>
          <text:p text:style-name="P12"><text:span text:style-name="T3">Different types of technologies and how they are used</text:span></text:p>
        </text:list-item>
        <text:list-item>
          <text:p text:style-name="P12"><text:span text:style-name="T3">How to create procurement vehicles that best articulate your agency’s need(s)</text:span></text:p>
        </text:list-item>
        <text:list-item>
          <text:p text:style-name="P12"><text:span text:style-name="T3">Learning how to detect when professional services are needed and when in-house capabilities are needed</text:span></text:p>
        </text:list-item>
      </text:list>
      <text:p text:style-name="Heading_20_3"><text:bookmark text:name="_ta13j14a8227"/><text:span text:style-name="T10">Who is CivicActions and why are they a DITAP certifier?</text:span></text:p>
      <text:p text:style-name="Standard"><text:span text:style-name="T3">CivicActions is a technology and design consultancy focused on helping government create better digital services. CivicActions became a certifier in 2018 to further their mission of transforming government.</text:span></text:p>
      <text:p text:style-name="Heading_20_3"><text:bookmark text:name="_gwu3uw5e4ijj"/><text:span text:style-name="T11">Course Schedule</text:span></text:p>
      <text:p text:style-name="P1"/>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2"><text:span text:style-name="T4">Course Session </text:span></text:p>
          </table:table-cell>
          <table:table-cell table:style-name="Table1.A1" office:value-type="string">
            <text:p text:style-name="P22"><text:span text:style-name="T4">Course Topics</text:span></text:p>
          </table:table-cell>
          <table:table-cell table:style-name="Table1.A1" office:value-type="string">
            <text:p text:style-name="P22"><text:span text:style-name="T4">Performance Outcome</text:span></text:p>
          </table:table-cell>
          <table:table-cell table:style-name="Table1.A1" office:value-type="string">
            <text:p text:style-name="P22"><text:span text:style-name="T4">In-classroom date</text:span></text:p>
          </table:table-cell>
        </table:table-row>
        <table:table-row table:style-name="Table1.1">
          <table:table-cell table:style-name="Table1.A2" office:value-type="string">
            <text:p text:style-name="Standard"><text:span text:style-name="T5">On-Site Classroom Session #1</text:span></text:p>
          </table:table-cell>
          <table:table-cell table:style-name="Table1.B2" office:value-type="string">
            <text:p text:style-name="P8"><text:span text:style-name="T5">Digital Services in the 21st Century Government</text:span></text:p>
            <text:p text:style-name="P3"/>
            <text:p text:style-name="P3"/>
          </table:table-cell>
          <table:table-cell table:style-name="Table1.C2" office:value-type="string">
            <text:p text:style-name="P8"><text:span text:style-name="T5">Describe digital services in the 21st century, including what they are, who provides them, how they are delivered, and why they are important.</text:span></text:p>
          </table:table-cell>
          <table:table-cell table:style-name="Table1.D2" office:value-type="string">
            <text:p text:style-name="Standard"><text:span text:style-name="T5">Nov 27- 29, 2018</text:span></text:p>
            <text:p text:style-name="P23"/>
          </table:table-cell>
        </table:table-row>
        <table:table-row table:style-name="Table1.1">
          <table:table-cell table:style-name="Table1.A3" office:value-type="string">
            <text:p text:style-name="Standard"><text:span text:style-name="T3">On-Site Classroom Session #2</text:span></text:p>
          </table:table-cell>
          <table:table-cell table:style-name="Table1.B3" office:value-type="string">
            <text:p text:style-name="P8"><text:span text:style-name="T5">Understand What You Are Buying</text:span></text:p>
            <text:p text:style-name="P4"/>
            <text:p text:style-name="P4"/>
            <text:p text:style-name="P4"/>
          </table:table-cell>
          <table:table-cell table:style-name="Table1.C3" office:value-type="string">
            <text:p text:style-name="P8"><text:span text:style-name="T5">Determine the problem to be solved while effectively supporting and communicating with the customer and industry.</text:span></text:p>
            <text:p text:style-name="P1"/>
          </table:table-cell>
          <table:table-cell table:style-name="Table1.D3" office:value-type="string">
            <text:p text:style-name="Standard"><text:span text:style-name="T3">Jan 15 - 17, 2019</text:span></text:p>
          </table:table-cell>
        </table:table-row>
        <table:table-row table:style-name="Table1.1">
          <table:table-cell table:style-name="Table1.A4" office:value-type="string">
            <text:p text:style-name="Standard"><text:span text:style-name="T3">On-Site Classroom Session #2</text:span></text:p>
          </table:table-cell>
          <table:table-cell table:style-name="Table1.B4" office:value-type="string">
            <text:p text:style-name="P8"><text:span text:style-name="T3">How do you buy</text:span></text:p>
            <text:p text:style-name="P24"/>
          </table:table-cell>
          <table:table-cell table:style-name="Table1.C4" office:value-type="string">
            <text:p text:style-name="P8"><text:span text:style-name="T5">Effectively use techniques for acquiring digital service solutions in your solicitation or acquisition strategy</text:span></text:p>
          </table:table-cell>
          <table:table-cell table:style-name="Table1.D4" office:value-type="string">
            <text:p text:style-name="Standard"><text:span text:style-name="T3">Jan 15 - 17, 2019</text:span></text:p>
          </table:table-cell>
        </table:table-row>
        <table:table-row table:style-name="Table1.1">
          <table:table-cell table:style-name="Table1.A5" office:value-type="string">
            <text:p text:style-name="Standard"><text:span text:style-name="T3">On-Site Classroom Session #3</text:span></text:p>
          </table:table-cell>
          <table:table-cell table:style-name="Table1.B5" office:value-type="string">
            <text:p text:style-name="P8"><text:span text:style-name="T3">Awarding &amp; Administering Digital Service Contracts</text:span></text:p>
          </table:table-cell>
          <table:table-cell table:style-name="Table1.C5" office:value-type="string">
            <text:p text:style-name="P8"><text:span text:style-name="T5">Conduct and award digital service contracts, using and applying metrics and incentives appropriately, and applying proper course correction when necessary</text:span></text:p>
            <text:p text:style-name="P1"/>
          </table:table-cell>
          <table:table-cell table:style-name="Table1.D5" office:value-type="string">
            <text:p text:style-name="Standard"><text:span text:style-name="T3">Apr 9 -11, 2019</text:span></text:p>
          </table:table-cell>
        </table:table-row>
        <table:table-row table:style-name="Table1.1">
          <table:table-cell table:style-name="Table1.A6" office:value-type="string">
            <text:p text:style-name="Standard"><text:span text:style-name="T3">On-Site Classroom Session #3</text:span></text:p>
          </table:table-cell>
          <table:table-cell table:style-name="Table1.B6" office:value-type="string">
            <text:p text:style-name="P8"><text:span text:style-name="T13">Leading Change as a Digital IT Acquisition Professional</text:span></text:p>
            <text:p text:style-name="P25"/>
          </table:table-cell>
          <table:table-cell table:style-name="Table1.C6" office:value-type="string">
            <text:p text:style-name="P8"><text:span text:style-name="T13">Apply techniques to create a culture of innovation within your sphere that enables you and others to effectively lead and influence customers to the best solutions</text:span></text:p>
            <text:p text:style-name="P9"/>
          </table:table-cell>
          <table:table-cell table:style-name="Table1.D6" office:value-type="string">
            <text:p text:style-name="Standard"><text:span text:style-name="T3">Apr 9 -11, 2019</text:span></text:p>
          </table:table-cell>
        </table:table-row>
        <table:table-row table:style-name="Table1.1">
          <table:table-cell table:style-name="Table1.A7" office:value-type="string">
            <text:p text:style-name="Standard"><text:span text:style-name="T3">Course Completion</text:span></text:p>
          </table:table-cell>
          <table:table-cell table:style-name="Table1.B7" office:value-type="string">
            <text:p text:style-name="P8"><text:span text:style-name="T13"><text:s/>-- --</text:span></text:p>
          </table:table-cell>
          <table:table-cell table:style-name="Table1.C7" office:value-type="string">
            <text:p text:style-name="P8"><text:span text:style-name="T13">-- --</text:span></text:p>
          </table:table-cell>
          <table:table-cell table:style-name="Table1.D7" office:value-type="string">
            <text:p text:style-name="Standard"><text:span text:style-name="T3">May 17th, 2019</text:span></text:p>
          </table:table-cell>
        </table:table-row>
      </table:table>
      <text:p text:style-name="P1"/>
      <text:p text:style-name="Heading_20_2"><text:bookmark text:name="_4gznwsp18egs"/><text:span text:style-name="T4">Overview of Course Structure</text:span></text:p>
      <text:p text:style-name="Heading_20_4"><text:bookmark text:name="_wibnribwi544"/>In-classroom </text:p>
      <text:p text:style-name="Standard"><text:span text:style-name="T3">The majority of the learning will be taking place inside the classroom. This is the time when a topic will be introduced and activities will be completed in class to reinforce the learning of this topic. Other than the capstone (final project), all assignments will need to be completed in class.</text:span></text:p>
      <text:p text:style-name="P1"/>
      <text:p text:style-name="P35"><text:bookmark text:name="_w7ctuynwb923"/>What do we do in-between in-class sessions?</text:p>
      <text:p text:style-name="Standard"><text:span text:style-name="T3">Students are required to read and watch readings and videos that are on the Edex platform (login and credentials will be given to you via invite). Students are also asked to check-in with their instructor to discuss any topics and/or guide a team’s capstone project.</text:span></text:p>
      <text:p text:style-name="Heading_20_4"><text:bookmark text:name="_8t9jrl9f3nw3"/></text:p>
      <text:p text:style-name="Heading_20_4"><text:bookmark text:name="_enaun5wf3yxr"/>What if I miss an in-person class?</text:p>
      <text:p text:style-name="P26"><text:span text:style-name="T3">If you miss a class you must rely on your designated groups to learn what assignments were missed and how to make up the work. Please email the instructor if you need further clarification on the assignment, but ultimately it is up to your teammates to catch you up. </text:span></text:p>
      <text:p text:style-name="P27"/>
      <text:p text:style-name="P26"><text:span text:style-name="T2">Major </text:span><text:span text:style-name="T12">Assignments</text:span></text:p>
      <text:p text:style-name="P26"><text:span text:style-name="T6">**Please note that there may need to be minor adjustments to assignments throughout the course, the instructor will communicate changes and update the syllabus.</text:span></text:p>
      <text:p text:style-name="Heading_20_4"><text:bookmark text:name="_jrpzif4gf0kp"/></text:p>
      <text:p text:style-name="Heading_20_4"><text:bookmark text:name="_mvvr6zefkszb"/>Capstone Project</text:p>
      <text:p text:style-name="Standard"><text:span text:style-name="T3">The Capstone project is the final project of the course that is the summation of the course learning. </text:span></text:p>
      <text:list xml:id="list3334401760" text:style-name="WWNum3">
        <text:list-item>
          <text:p text:style-name="P13"><text:span text:style-name="T3">You will work in groups of 3-5 on the capstone.</text:span></text:p>
        </text:list-item>
        <text:list-item>
          <text:p text:style-name="P13"><text:span text:style-name="T3">The majority of the capstone projects need to be completed outside of the in-classroom time.</text:span></text:p>
        </text:list-item>
        <text:list-item>
          <text:p text:style-name="P13"><text:span text:style-name="T3">All projects will be posted online and accessible to the public (open source) after the program. </text:span></text:p>
        </text:list-item>
      </text:list>
      <text:p text:style-name="P1"/>
      <text:p text:style-name="Standard"><text:soft-page-break/><text:span text:style-name="T8">Capstone Options</text:span></text:p>
      <text:p text:style-name="Standard"><text:span text:style-name="T3">Each team picks 1 option to work on throughout the course.</text:span></text:p>
      <text:p text:style-name="Heading_20_3"><text:bookmark text:name="_notxi8cveaur"/><text:span text:style-name="T11">Option 1: Write a Contract (RFP)</text:span></text:p>
      <text:p text:style-name="P28"/>
      <text:p text:style-name="P26"><text:span text:style-name="T4">Goal: </text:span></text:p>
      <text:p text:style-name="P10"><text:span text:style-name="T3">Reusable artifacts for your agency</text:span><text:span text:style-name="T4">.</text:span><text:span text:style-name="T3"> </text:span></text:p>
      <text:p text:style-name="P2"/>
      <text:p text:style-name="P10"><text:span text:style-name="T4">Prompt &amp; context: </text:span></text:p>
      <text:p text:style-name="P10"><text:span text:style-name="T3">All paper forms need to be digital by 2020. Take an existing paper process and form an approach for how you might turn this into a digital service? What procurement strategies are most appropriate to utilize and how would you approach getting this accomplished? </text:span></text:p>
      <text:p text:style-name="P6"/>
      <text:p text:style-name="Standard"><text:span text:style-name="T4">What you need to include is (Approach/Process):</text:span></text:p>
      <text:list xml:id="list2231244068" text:style-name="WWNum4">
        <text:list-item>
          <text:p text:style-name="P14"><text:span text:style-name="T3">Market research</text:span></text:p>
        </text:list-item>
        <text:list-item>
          <text:p text:style-name="P14"><text:span text:style-name="T3">Pricing strategy</text:span></text:p>
        </text:list-item>
        <text:list-item>
          <text:p text:style-name="P14"><text:span text:style-name="T3">Statement of Objectives</text:span></text:p>
        </text:list-item>
        <text:list-item>
          <text:p text:style-name="P14"><text:span text:style-name="T3">How they are going to evaluate the proposals and teams</text:span></text:p>
        </text:list-item>
        <text:list-item>
          <text:p text:style-name="P14"><text:span text:style-name="T3">Down select process</text:span></text:p>
        </text:list-item>
      </text:list>
      <text:p text:style-name="P1"/>
      <text:p text:style-name="Standard"><text:span text:style-name="T8">Option 2: </text:span><text:span text:style-name="T8"><office:annotation office:name="__Annotation__175_1444757731"><dc:creator>Rachel Kroft</dc:creator><dc:date>2018-11-14T20:56:15</dc:date><text:p><text:span text:style-name="T15">+eduardo@andpartners.io +tony.fortenberry@civicactions.com talked to brent and he is suggesting this. They identify a problem, come up with a solution and test it. eg: brent's tool he made.</text:span></text:p></office:annotation></text:span><text:span text:style-name="T8"><office:annotation office:name="__Annotation__177_1444757731"><dc:creator>Rachel Kroft</dc:creator><dc:date>2018-11-15T20:49:50</dc:date><text:p><text:span text:style-name="T15">passing and failing is not about making a thing. It is about bureaucracy hacking! Ok- well sounds like you have a case study instead, what you tried to do and how you navigated it. Someone else can learn from this.</text:span></text:p></office:annotation></text:span><text:span text:style-name="T8">Product/Process</text:span><office:annotation-end office:name="__Annotation__175_1444757731"/><office:annotation-end office:name="__Annotation__177_1444757731"/></text:p>
      <text:p text:style-name="P7"/>
      <text:p text:style-name="Standard"><text:span text:style-name="T4">Goal:</text:span></text:p>
      <text:p text:style-name="P26"><text:span text:style-name="T3">Identify and choose a specific problem in procurement process and/or your agency</text:span></text:p>
      <text:list xml:id="list4077248496" text:style-name="WWNum2">
        <text:list-item>
          <text:list>
            <text:list-item>
              <text:p text:style-name="P30"><text:soft-page-break/><text:span text:style-name="T3">User research on problem and/or people who have that problem</text:span></text:p>
            </text:list-item>
            <text:list-item>
              <text:p text:style-name="P30"><text:span text:style-name="T3">Create problem statement </text:span></text:p>
            </text:list-item>
            <text:list-item>
              <text:p text:style-name="P30"><text:span text:style-name="T3">Generate ideas that might solve that problem</text:span></text:p>
            </text:list-item>
            <text:list-item>
              <text:p text:style-name="P30"><text:span text:style-name="T3">Pick solutions to test and determine if the solution should be created</text:span></text:p>
            </text:list-item>
          </text:list>
        </text:list-item>
      </text:list>
      <text:p text:style-name="P29"/>
      <text:p text:style-name="Standard"><text:span text:style-name="T3">Example: </text:span><text:a xlink:type="simple" xlink:href="https://techfarhub.cio.gov/custom-tools/sst/" text:style-name="ListLabel_20_100" text:visited-style-name="ListLabel_20_100"><text:span text:style-name="T14">https://techfarhub.cio.gov/custom-tools/sst/</text:span></text:a></text:p>
      <text:p text:style-name="P6"/>
      <text:p text:style-name="Standard"><text:span text:style-name="T8">Option 3: Case study</text:span></text:p>
      <text:p text:style-name="P6"/>
      <text:p text:style-name="Standard"><text:span text:style-name="T4">Goal: </text:span></text:p>
      <text:p text:style-name="P10"><text:span text:style-name="T3">Have as an artifact and resource to other contracting officers. Reflect and analyze past contracts- turn them into learnings for others.</text:span></text:p>
      <text:p text:style-name="P2"/>
      <text:list xml:id="list292181400" text:style-name="WWNum10">
        <text:list-item>
          <text:p text:style-name="P15"><text:span text:style-name="T3">Analyze their past contracts that have gone out</text:span></text:p>
        </text:list-item>
        <text:list-item>
          <text:p text:style-name="P15"><text:span text:style-name="T3">What worked about them, what didn’t, what would they do differently in a new approach based on methods learned in the course.</text:span></text:p>
        </text:list-item>
      </text:list>
      <text:p text:style-name="P1"/>
      <text:p text:style-name="Standard"><text:span text:style-name="T8">Option 4: </text:span><text:span text:style-name="T8"><office:annotation office:name="__Annotation__206_1444757731"><dc:creator>Rachel Kroft</dc:creator><dc:date>2018-11-14T23:06:23</dc:date><text:p><text:span text:style-name="T15">the case study works cause of the reflection piece- why these RFPs etc. didnt work, how could it be approached differently- what methods would be better next time? How would the validate it?</text:span></text:p></office:annotation></text:span><text:span text:style-name="T8"><office:annotation office:name="__Annotation__204_1444757731"><dc:creator>Rachel Kroft</dc:creator><dc:date>2018-11-14T23:05:15</dc:date><text:p><text:span text:style-name="T15">I think the underlying point is that we want them to create something that is validated and using agile/lean/hcd methods so this would not just be about documenting 'plays'. I can see how that is valuable as content, but I don't see how students would be integrating the methods we are teaching them.</text:span></text:p></office:annotation></text:span><text:span text:style-name="T8"><office:annotation office:name="__Annotation__202_1444757731"><dc:creator>Rachel Kroft</dc:creator><dc:date>2018-11-14T23:03:52</dc:date><text:p><text:span text:style-name="T15">this could work- this seems like a hybrid of options 1, 2, 3</text:span></text:p></office:annotation></text:span><text:span text:style-name="T8"><office:annotation office:name="__Annotation__200_1444757731"><dc:creator>Tony Fortenberry</dc:creator><dc:date>2018-11-14T22:23:33</dc:date><text:p><text:span text:style-name="T15">Thoughts on this option?</text:span></text:p></office:annotation></text:span><text:span text:style-name="T8">Playbook</text:span><office:annotation-end office:name="__Annotation__200_1444757731"/><office:annotation-end office:name="__Annotation__202_1444757731"/><office:annotation-end office:name="__Annotation__204_1444757731"/><office:annotation-end office:name="__Annotation__206_1444757731"/></text:p>
      <text:p text:style-name="P6"/>
      <text:p text:style-name="P10"><text:span text:style-name="T4">Goal: </text:span></text:p>
      <text:p text:style-name="P10"><text:span text:style-name="T3">Reusable artifacts for your agency.</text:span></text:p>
      <text:p text:style-name="P6"/>
      <text:p text:style-name="Standard"><text:span text:style-name="T4">What it must include:</text:span></text:p>
      <text:list xml:id="list194151066741972" text:continue-numbering="true" text:style-name="WWNum10">
        <text:list-item>
          <text:p text:style-name="P15"><text:soft-page-break/><text:span text:style-name="T3">Develop a digital services procurement playbook specific to their organization</text:span></text:p>
        </text:list-item>
        <text:list-item>
          <text:p text:style-name="P15"><text:span text:style-name="T3">Playbook may include content from other, general playbooks (such as USDS) but will be specific to the learner’s organization.</text:span></text:p>
        </text:list-item>
      </text:list>
      <text:p text:style-name="P32"/>
      <text:p text:style-name="Heading_20_2"><text:bookmark text:name="_33isvjjf1nf1"/><text:span text:style-name="T2">Capstone Grading</text:span></text:p>
      <text:p text:style-name="P29"/>
      <text:p text:style-name="P26"><text:span text:style-name="T4"><office:annotation office:name="__Annotation__222_1444757731"><dc:creator>Rachel Kroft</dc:creator><dc:date>2018-11-15T20:56:34</dc:date><text:p><text:span text:style-name="T15">We need to unpack what this means.</text:span></text:p></office:annotation></text:span><text:span text:style-name="T4"><office:annotation office:name="__Annotation__220_1444757731"><dc:creator>Rachel Kroft</dc:creator><dc:date>2018-11-15T20:56:26</dc:date><text:p><text:span text:style-name="T15">what is an acceptable approach and process. Think about this. Someone is going to ask what does this mean?</text:span></text:p></office:annotation></text:span><text:span text:style-name="T4">Approach/Process- 85%</text:span><office:annotation-end office:name="__Annotation__220_1444757731"/><office:annotation-end office:name="__Annotation__222_1444757731"/></text:p>
      <text:p text:style-name="P26"><text:span text:style-name="T3">Approach and process is about how you get to your final result. Depending on the capstone project your team’s approach and process might vary. </text:span></text:p>
      <text:p text:style-name="P29"/>
      <text:p text:style-name="P26"><text:span text:style-name="T4">Final Presentation - 15%</text:span></text:p>
      <text:p text:style-name="Standard"><text:span text:style-name="T3">This is a slide deck presentation that you will present at the end of the course to the class. </text:span></text:p>
      <text:p text:style-name="P1"/>
      <text:p text:style-name="Standard"><text:span text:style-name="T4">Due Date</text:span></text:p>
      <text:p text:style-name="Standard"><text:span text:style-name="T3">April 11th (last day of in-classroom training)</text:span></text:p>
      <text:p text:style-name="P6"/>
      <text:p text:style-name="Standard"><text:span text:style-name="T4">Stakeholder Interviews</text:span></text:p>
      <text:p text:style-name="Standard"><text:span text:style-name="T3"><office:annotation office:name="__Annotation__232_1444757731"><dc:creator>Rachel Kroft</dc:creator><dc:date>2018-11-15T21:01:03</dc:date><text:p><text:span text:style-name="T15">Challenge them to identify stakeholders- if this is an appropriate stakeholder- what stakeholders really mean and challenge them to do it themselves.</text:span></text:p></office:annotation></text:span><text:span text:style-name="T3">At least 2 Interviews with Agency Stakeholders Required. Interviews should be with stakeholders relevant to digital services or modernization efforts.</text:span><office:annotation-end office:name="__Annotation__232_1444757731"/></text:p>
      <text:p text:style-name="P1"/>
      <text:list xml:id="list121735671" text:style-name="WWNum8">
        <text:list-item>
          <text:p text:style-name="P16"><text:span text:style-name="T3">What is a stakeholder? Define what they are and how to find them.</text:span></text:p>
        </text:list-item>
        <text:list-item>
          <text:p text:style-name="P16"><text:span text:style-name="T3">Reach out to them </text:span></text:p>
        </text:list-item>
        <text:list-item>
          <text:p text:style-name="P16"><text:span text:style-name="T3">Generate questions to ask them</text:span></text:p>
        </text:list-item>
      </text:list>
      <text:p text:style-name="P1"/>
      <text:p text:style-name="Standard"><text:soft-page-break/><text:span text:style-name="T4">Due: TBD</text:span></text:p>
      <text:p text:style-name="P1"/>
      <text:p text:style-name="Standard"><text:span text:style-name="T4"><office:annotation office:name="__Annotation__246_1444757731"><dc:creator>Rachel Kroft</dc:creator><dc:date>2018-11-15T20:59:30</dc:date><text:p><text:span text:style-name="T15">Speaking to paula about how to do this. There are a lot of personality challenges. according to JMos this doesn't always work out well.</text:span></text:p></office:annotation></text:span><text:span text:style-name="T4"><office:annotation office:name="__Annotation__244_1444757731"><dc:creator>Eduardo Ortiz</dc:creator><dc:date>2018-11-05T16:25:27</dc:date><text:p><text:span text:style-name="T15">I HIGHLY doubt we will be able to achieve this; location, single-org group, makes this an insurmountable challenge in my opinion</text:span></text:p></office:annotation></text:span><text:span text:style-name="T4"><office:annotation office:name="__Annotation__242_1444757731"><dc:creator>Rachel Kroft</dc:creator><dc:date>2018-11-01T19:47:40</dc:date><text:p><text:span text:style-name="T15">This I thought we could combine with the stakeholder interview exercise- so they can shadow for a day and/or part of a day then interview a couple of folks on the team to learn about what they just observed. That way we hit both requirements and students have context- thoughts? +eduardo@andpartners.io</text:span></text:p></office:annotation></text:span><text:span text:style-name="T4">Shadowing</text:span><office:annotation-end office:name="__Annotation__242_1444757731"/><office:annotation-end office:name="__Annotation__244_1444757731"/><office:annotation-end office:name="__Annotation__246_1444757731"/></text:p>
      <text:p text:style-name="Standard"><text:span text:style-name="T3">At least 1 Shadowing activity is required. Flexibility is given to what kind/how long and who should be shadowed but must be related to actual digital service practitioners in the field vs. acquisition people. This is opportunity for participants to see scrum, UX, etc. in action. </text:span></text:p>
      <text:p text:style-name="P6"/>
      <text:p text:style-name="Standard"><text:span text:style-name="T4">Due: TBD</text:span></text:p>
      <text:p text:style-name="P5"/>
      <text:p text:style-name="Standard"><text:span text:style-name="T2"><office:annotation office:name="__Annotation__253_1444757731"><dc:creator>Rachel Kroft</dc:creator><dc:date>2018-11-15T21:08:58</dc:date><text:p><text:span text:style-name="T15">go through all assignments on learning objectives doc to ascribe points to.</text:span></text:p></office:annotation></text:span><text:span text:style-name="T2"><office:annotation office:name="__Annotation__255_1444757731"><dc:creator>Rachel Kroft</dc:creator><dc:date>2018-11-05T21:51:07</dc:date><text:p><text:span text:style-name="T15">assingmnets pass or fail. Tests are graded.</text:span></text:p></office:annotation></text:span><text:span text:style-name="T2">Grading &amp; Assignment Polic</text:span><office:annotation-end office:name="__Annotation__253_1444757731"/><office:annotation-end office:name="__Annotation__255_1444757731"/><text:span text:style-name="T2">ies</text:span></text:p>
      <text:p text:style-name="P5"/>
      <text:p text:style-name="Standard"><text:span text:style-name="T3">An individual student can earn up to a total of</text:span><text:span text:style-name="T4"> 80 CLPs.</text:span></text:p>
      <text:p text:style-name="P1"/>
      <table:table table:name="Table2" table:style-name="Table2">
        <table:table-column table:style-name="Table2.A"/>
        <table:table-column table:style-name="Table2.B"/>
        <table:table-row table:style-name="Table2.1">
          <table:table-cell table:style-name="Table2.A1" office:value-type="string">
            <text:p text:style-name="P22"><text:span text:style-name="T4">Grade</text:span></text:p>
          </table:table-cell>
          <table:table-cell table:style-name="Table2.A1" office:value-type="string">
            <text:p text:style-name="P22"><text:span text:style-name="T4">Points</text:span></text:p>
          </table:table-cell>
        </table:table-row>
        <table:table-row table:style-name="Table2.1">
          <table:table-cell table:style-name="Table2.A1" office:value-type="string">
            <text:p text:style-name="P22"><text:span text:style-name="T3">A</text:span></text:p>
          </table:table-cell>
          <table:table-cell table:style-name="Table2.A1" office:value-type="string">
            <text:p text:style-name="P22"><text:span text:style-name="T3">80 pts</text:span></text:p>
          </table:table-cell>
        </table:table-row>
        <table:table-row table:style-name="Table2.1">
          <table:table-cell table:style-name="Table2.A1" office:value-type="string">
            <text:p text:style-name="P22"><text:span text:style-name="T3">B</text:span></text:p>
          </table:table-cell>
          <table:table-cell table:style-name="Table2.A1" office:value-type="string">
            <text:p text:style-name="P22"><text:span text:style-name="T3">70 pts</text:span></text:p>
          </table:table-cell>
        </table:table-row>
        <table:table-row table:style-name="Table2.1">
          <table:table-cell table:style-name="Table2.A1" office:value-type="string">
            <text:p text:style-name="P22"><text:span text:style-name="T3">C</text:span></text:p>
          </table:table-cell>
          <table:table-cell table:style-name="Table2.A1" office:value-type="string">
            <text:p text:style-name="P22"><text:span text:style-name="T3">60 pts</text:span></text:p>
          </table:table-cell>
        </table:table-row>
        <table:table-row table:style-name="Table2.1">
          <table:table-cell table:style-name="Table2.A1" office:value-type="string">
            <text:p text:style-name="P22"><text:span text:style-name="T3">D</text:span></text:p>
          </table:table-cell>
          <table:table-cell table:style-name="Table2.A1" office:value-type="string">
            <text:p text:style-name="P22"><text:span text:style-name="T3">50 pts</text:span></text:p>
          </table:table-cell>
        </table:table-row>
        <table:table-row table:style-name="Table2.1">
          <table:table-cell table:style-name="Table2.A1" office:value-type="string">
            <text:p text:style-name="P22"><text:span text:style-name="T3">F</text:span></text:p>
          </table:table-cell>
          <table:table-cell table:style-name="Table2.A1" office:value-type="string">
            <text:p text:style-name="P22"><text:span text:style-name="T3">Will not pass this course</text:span></text:p>
          </table:table-cell>
        </table:table-row>
      </table:table>
      <text:p text:style-name="P1"/>
      <text:p text:style-name="Heading_20_3"><text:bookmark text:name="_bnpi98cvk3ns"/><text:span text:style-name="T10">30% - Attendance and participation</text:span></text:p>
      <text:list xml:id="list3032582144" text:style-name="WWNum5">
        <text:list-item>
          <text:p text:style-name="P17"><text:span text:style-name="T3">Must attend all in-classroom classes to pass the course and obtain the certification, student</text:span></text:p>
        </text:list-item>
      </text:list>
      <text:p text:style-name="Heading_20_3"><text:bookmark text:name="_n5xw1j4zmqwq"/><text:span text:style-name="T10"><office:annotation office:name="__Annotation__306_1444757731"><dc:creator>Tony Fortenberry</dc:creator><dc:date>2018-11-13T21:12:37</dc:date><text:p><text:span text:style-name="T15">Idea: What about 40% participation, 30% assignments? <text:s/>Rationale is that classroom participation is of greatest value. <text:s/>Or even 50/25/25 (participation/assignments/capstone). <text:s/>Thoughts?</text:span></text:p></office:annotation></text:span><text:span text:style-name="T10">40%</text:span><office:annotation-end office:name="__Annotation__306_1444757731"/><text:span text:style-name="T10"> - Assignments and tests</text:span></text:p>
      <text:list xml:id="list2987451777" text:style-name="WWNum9">
        <text:list-item>
          <text:p text:style-name="P18"><text:soft-page-break/><text:span text:style-name="T3"><office:annotation office:name="__Annotation__314_1444757731"><dc:creator>Eduardo Ortiz</dc:creator><dc:date>2018-11-05T16:26:34</dc:date><text:p><text:span text:style-name="T15">We'll leverage edX for completion of "assignments" that way we can track them -- ideally in-class it's about exercises and in-person work, and online it's about reading and completing assignments/tests/whatever</text:span></text:p></office:annotation></text:span><text:span text:style-name="T3"><office:annotation office:name="__Annotation__312_1444757731"><dc:creator>Rachel Kroft</dc:creator><dc:date>2018-11-01T21:01:17</dc:date><text:p><text:span text:style-name="T15">+eduardo@andpartners.io part of what is difficult to know if they have created a quality contract, etc. so not sure how to monitor this unless you know and can judge it.</text:span></text:p></office:annotation></text:span><text:span text:style-name="T3">All assignments must be submitted in full</text:span><office:annotation-end office:name="__Annotation__312_1444757731"/><office:annotation-end office:name="__Annotation__314_1444757731"/></text:p>
        </text:list-item>
        <text:list-item>
          <text:p text:style-name="P18"><text:span text:style-name="T3">Unless otherwise specified assignments are pass/fail </text:span></text:p>
        </text:list-item>
        <text:list-item>
          <text:p text:style-name="P18"><text:span text:style-name="T3">Assignments are pass/fail, unless otherwise specified</text:span></text:p>
          <text:list>
            <text:list-item>
              <text:p text:style-name="P31"><text:span text:style-name="T3">A failed assignment can be made up for 70% of the value</text:span></text:p>
            </text:list-item>
          </text:list>
        </text:list-item>
        <text:list-item>
          <text:p text:style-name="P18"><text:span text:style-name="T3">70% of each test to pass </text:span></text:p>
          <text:list>
            <text:list-item>
              <text:p text:style-name="P31"><text:span text:style-name="T3">A failed test can be made up for 70% of the value</text:span></text:p>
            </text:list-item>
          </text:list>
        </text:list-item>
      </text:list>
      <text:p text:style-name="Heading_20_3"><text:bookmark text:name="_vis13eb2v818"/><text:span text:style-name="T3">30% - Capstone</text:span></text:p>
      <text:p text:style-name="Heading_20_2"><text:bookmark text:name="_a34l4gafj2v9"/><text:span text:style-name="T4">Submitting Assignments</text:span></text:p>
      <text:p text:style-name="Standard"><text:span text:style-name="T3">Submit assignments by the last day of the in-classroom session. </text:span></text:p>
      <text:p text:style-name="P1"/>
      <text:p text:style-name="P26"><text:span text:style-name="T8"><office:annotation office:name="__Annotation__332_1444757731"><dc:creator>Rachel Kroft</dc:creator><dc:date>2018-11-14T21:58:05</dc:date><text:p><text:span text:style-name="T15">+eduardo@andpartners.io please flesh out</text:span></text:p></office:annotation></text:span><text:span text:style-name="T8">Late Assignments</text:span><office:annotation-end office:name="__Annotation__332_1444757731"/></text:p>
      <text:list xml:id="list4178065588" text:style-name="WWNum11">
        <text:list-item>
          <text:p text:style-name="P19"><text:span text:style-name="T3">10 pts off for every day it is late</text:span></text:p>
        </text:list-item>
        <text:list-item>
          <text:p text:style-name="P19"><text:span text:style-name="T3">You have 4 days to turn in to get- turn in at the end of the last classroom day for that iteration.</text:span></text:p>
        </text:list-item>
      </text:list>
      <text:p text:style-name="Heading_20_3"><text:bookmark text:name="_k316cw70e5ps"/><text:span text:style-name="T11"><office:annotation office:name="__Annotation__341_1444757731"><dc:creator>Rachel Kroft</dc:creator><dc:date>2018-11-15T21:12:58</dc:date><text:p><text:span text:style-name="T15">planned happy hour- gets free beverage token. Alcohol or non alcohol.</text:span></text:p></office:annotation></text:span><text:span text:style-name="T11">Outstanding Achievement </text:span><office:annotation-end office:name="__Annotation__341_1444757731"/></text:p>
      <text:p text:style-name="Standard"><text:span text:style-name="T3">Students have the option to receive a special badge for going above and beyond their current assignments. If</text:span><text:span text:style-name="T3"><office:annotation office:name="__Annotation__358_1444757731"><dc:creator>Eduardo Ortiz</dc:creator><dc:date>2018-11-13T20:03:52</dc:date><text:p><text:span text:style-name="T15">+tony.fortenberry@civicactions.com +jason.heaster@civicactions.com +rachel.kroft@civicactions.com thoughts on this?</text:span></text:p></office:annotation></text:span><text:span text:style-name="T3"><office:annotation office:name="__Annotation__356_1444757731"><dc:creator>Eduardo Ortiz</dc:creator><dc:date>2018-11-05T16:24:35</dc:date><text:p><text:span text:style-name="T15">How about "recognition" per category? The more I think about it, the more I think we should just buy pins from Etsy that represent each of the 6 iterations and award one pin to whomever does the best in that iteration</text:span></text:p></office:annotation></text:span><text:span text:style-name="T3"><office:annotation office:name="__Annotation__354_1444757731"><dc:creator>Tony Fortenberry</dc:creator><dc:date>2018-11-02T16:09:01</dc:date><text:p><text:span text:style-name="T15">I'm hesitant about the "honors" attribution. <text:s/>If we come up with a grading scale that is clean and not too complex, with clear criteria for what constitutes "honors" achievement, we can consider. <text:s/>Not opposed, but more concerned about how we deal with students who miss a class or fail to complete online research/assignments.</text:span></text:p><text:p/><text:p><text:span text:style-name="T15">Thoughts?</text:span></text:p></office:annotation></text:span><text:span text:style-name="T3"><office:annotation office:name="__Annotation__352_1444757731"><dc:creator>Rachel Kroft</dc:creator><dc:date>2018-11-01T20:59:52</dc:date><text:p><text:span text:style-name="T15">+tony.fortenberry@civicactions.com do you know if we can give this on the certificate? To literally say this person received honors?</text:span></text:p></office:annotation></text:span><text:span text:style-name="T3"><office:annotation office:name="__Annotation__350_1444757731"><dc:creator>Rachel Kroft</dc:creator><dc:date>2018-11-01T20:53:39</dc:date><text:p><text:span text:style-name="T15">+eduardo@andpartners.io this is super random. But trying to get rid of different levels cause it feels complicated vs you completed the extra work or not. There is no requirement to do levels.</text:span></text:p></office:annotation></text:span><text:span text:style-name="T3"> a student completes a number of stretch assignments they receive full honors on their certificate. </text:span><office:annotation-end office:name="__Annotation__350_1444757731"/><office:annotation-end office:name="__Annotation__352_1444757731"/><office:annotation-end office:name="__Annotation__354_1444757731"/><office:annotation-end office:name="__Annotation__356_1444757731"/><office:annotation-end office:name="__Annotation__358_1444757731"/></text:p>
      <text:p text:style-name="P1"/>
      <text:list xml:id="list2821580601" text:style-name="WWNum7">
        <text:list-item>
          <text:p text:style-name="P20"><text:span text:style-name="T3">Locked down spreadsheet of *public accountability* </text:span></text:p>
        </text:list-item>
        <text:list-item>
          <text:p text:style-name="P20"><text:span text:style-name="T3"><office:annotation office:name="__Annotation__366_1444757731"><dc:creator>Rachel Kroft</dc:creator><dc:date>2018-11-13T21:25:16</dc:date><text:p><text:span text:style-name="T15">pin from etsy?</text:span></text:p></office:annotation></text:span><text:span text:style-name="T3"><office:annotation office:name="__Annotation__364_1444757731"><dc:creator>Rachel Kroft</dc:creator><dc:date>2018-11-10T23:41:21</dc:date><text:p><text:span text:style-name="T15">have to define what these could be.</text:span></text:p></office:annotation></text:span><text:span text:style-name="T3">In person rewards that will be given out </text:span><office:annotation-end office:name="__Annotation__364_1444757731"/><office:annotation-end office:name="__Annotation__366_1444757731"/><text:span text:style-name="T3">in class. </text:span></text:p>
        </text:list-item>
      </text:list>
      <text:p text:style-name="P6"/>
      <text:p text:style-name="Standard"><text:span text:style-name="T3">If </text:span><text:span text:style-name="T4">3 of the following assignments</text:span><text:span text:style-name="T3"> are completed before the end of the course students will be awarded an ‘outstanding achievement’ for going above and beyond their core course work. <text:s/></text:span></text:p>
      <text:p text:style-name="P1"/>
      <text:list xml:id="list441645274" text:style-name="WWNum1">
        <text:list-item>
          <text:p text:style-name="P21"><text:soft-page-break/><text:span text:style-name="T3">Publish a Medium blog post on procuring digital services in government (you are free to choose a specific topic)</text:span></text:p>
        </text:list-item>
        <text:list-item>
          <text:p text:style-name="P21"><text:span text:style-name="T3">Interview two members of a software delivery team (engineer, product manager, designer, devops, scrum master, etc)</text:span></text:p>
        </text:list-item>
        <text:list-item>
          <text:p text:style-name="P21"><text:span text:style-name="T3">Write a reflection piece about past digital services procurements (turn in assignment)</text:span></text:p>
        </text:list-item>
        <text:list-item>
          <text:p text:style-name="P21"><text:span text:style-name="T3">Publish a video discussing digital services in government</text:span></text:p>
        </text:list-item>
        <text:list-item>
          <text:p text:style-name="P21"><text:span text:style-name="T3">Do a 5 minute presentation to the class on a specific topic discussed during the course</text:span></text:p>
        </text:list-item>
        <text:list-item>
          <text:p text:style-name="P21"><text:span text:style-name="T3">Create a vocab sheet of terminology learned in the cours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Nunito Sans" svg:font-family="'Nuni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unito Sans1" svg:font-family="'Nuni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unito Sans" fo:font-size="11pt" fo:language="en" fo:country="none" style:letter-kerning="false" style:font-name-asian="Nunito Sans1" style:font-size-asian="11pt" style:language-asian="zh" style:country-asian="CN" style:font-name-complex="Nunito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unito Sans" fo:font-size="11pt" fo:language="en" fo:country="none" style:letter-kerning="false" style:font-name-asian="Nunito Sans1" style:font-size-asian="11pt" style:language-asian="zh" style:country-asian="CN" style:font-name-complex="Nunito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style:font-name="Nunito Sans" fo:font-family="'Nunito Sans'" style:font-family-generic="roman" style:font-pitch="variable" fo:font-size="12pt" fo:font-weight="bold" style:font-name-asian="Nunito Sans1" style:font-family-asian="'Nunito Sans'" style:font-family-generic-asian="system" style:font-pitch-asian="variable" style:font-size-asian="12pt" style:font-weight-asian="bold" style:font-name-complex="Nunito Sans1" style:font-family-complex="'Nunito San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style:font-name="Helvetica Neue" fo:font-family="'Helvetica Neue'" style:font-family-generic="roman" style:font-pitch="variable" fo:font-weight="bold" style:font-name-asian="Helvetica Neue1" style:font-family-asian="'Helvetica Neue'" style:font-family-generic-asian="system" style:font-pitch-asian="variable" style:font-weight-asian="bold" style:font-name-complex="Helvetica Neue1" style:font-family-complex="'Helvetica Neue'"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Helvetica Neue" fo:font-family="'Helvetica Neue'"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Helvetica Neue" fo:font-family="'Helvetica Neue'"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Helvetica Neue" fo:font-family="'Helvetica Neu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Helvetica Neue" fo:font-family="'Helvetica Neue'"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Helvetica Neue" fo:font-family="'Helvetica Neue'"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Helvetica Neue" fo:font-family="'Helvetica Neue'"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Helvetica Neue" fo:font-family="'Helvetica Neue'"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Helvetica Neue" fo:font-family="'Helvetica Neue'"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Helvetica Neue" fo:font-family="'Helvetica Neue'" style:font-family-generic="roman" style:font-pitch="variable" style:text-underline-style="none"/>
    </style:style>
    <style:style style:name="ListLabel_20_74" style:display-name="ListLabel 74" style:family="text">
      <style:text-properties style:font-name="Helvetica Neue" fo:font-family="'Helvetica Neue'"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Helvetica Neue" fo:font-family="'Helvetica Neue'"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Helvetica Neue" fo:font-family="'Helvetica Neue'"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font-name="Helvetica Neue" fo:font-family="'Helvetica Neue'" style:font-family-generic="roman" style:font-pitch="variable" style:text-underline-style="solid" style:text-underline-width="auto" style:text-underline-color="font-color" style:font-name-asian="Helvetica Neue1" style:font-family-asian="'Helvetica Neue'" style:font-family-generic-asian="system" style:font-pitch-asian="variable" style:font-name-complex="Helvetica Neue1" style:font-family-complex="'Helvetica Neue'"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898in, 0in, 1.6146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image1.png" text:anchor-type="char" svg:x="5.8437in" svg:y="0.4272in" svg:width="1.1835in" svg:height="0.2083in" draw:z-index="7"><draw:image xlink:href="Pictures/10000201000001680000016824794FE23926E960.png" xlink:type="simple" xlink:show="embed" xlink:actuate="onLoad" loext:mime-type="image/png"/></draw:frame></text:p>
      </style:header>
      <style:footer>
        <text:p text:style-name="MP1"><text:page-number text:select-page="current">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8" meta:paragraph-count="144" meta:word-count="1372" meta:character-count="8266" meta:non-whitespace-character-count="7054"/>
    <meta:generator>LibreOfficeDev/6.0.5.2$Linux_X86_64 LibreOffice_project/</meta:generator>
  </office:meta>
</office:document-meta>
</file>